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Century Gothic"/>
    </style:style>
    <style:style style:name="P3" style:family="paragraph" style:parent-style-name="Standard"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/>
      </style:paragraph-properties>
      <style:text-properties fo:color="#000000"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>
        <style:tab-stops/>
      </style:paragraph-properties>
      <style:text-properties fo:color="#000000" style:font-name="Andale Mono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Century Gothic"/>
    </style:style>
    <style:style style:name="T1" style:family="text">
      <style:text-properties style:font-name="Century Gothic"/>
    </style:style>
    <style:style style:name="T2" style:family="text">
      <style:text-properties style:font-name="Andale Mono"/>
    </style:style>
    <style:style style:name="T3" style:family="text"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/>
    </style:style>
    <style:style style:name="T9" style:family="text">
      <style:text-properties fo:color="#000000" style:text-underline-style="none"/>
    </style:style>
    <style:style style:name="T10" style:family="text">
      <style:text-properties fo:color="#000000" style:text-underline-style="none" fo:font-weight="bold" style:font-weight-asian="bold" style:font-weight-complex="bold"/>
    </style:style>
    <style:style style:name="T11" style:family="text">
      <style:text-properties fo:color="#000000" style:font-name="Century Gothic"/>
    </style:style>
    <style:style style:name="T12" style:family="text">
      <style:text-properties fo:color="#000000" style:font-name="Andale Mono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style:font-name="Andale Mono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Century Gothic"/>
    </style:style>
    <style:style style:name="T16" style:family="text">
      <style:text-properties style:font-name="Century Gothic" fo:font-size="12pt" fo:language="en" fo:country="US" fo:font-weight="normal" style:font-size-asian="12pt" style:font-weight-asian="normal" style:font-size-complex="12pt" style:font-weight-complex="normal"/>
    </style:style>
    <style:style style:name="T1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8">1. - Buatlah class Person.java !<text:line-break/><text:tab/> <text:s text:c="3"/>- Tuliskan sintaks dibawah ini pada class Person.java !<text:line-break/><text:line-break/><text:tab/></text:span><text:span text:style-name="T12">public class </text:span><text:span text:style-name="T12">Person</text:span><text:span text:style-name="T12">{ </text:span></text:p>
      <text:p text:style-name="P5"><text:tab/><text:tab/>public static void <text:span text:style-name="T5">...</text:span>(String[] args) { </text:p>
      <text:p text:style-name="P5"><text:tab/><text:tab/><text:tab/>byte num1 = 1; </text:p>
      <text:p text:style-name="P5"><text:tab/><text:tab/><text:tab/>short num2 = 2; </text:p>
      <text:p text:style-name="P5"><text:tab/><text:tab/><text:tab/><text:span text:style-name="T5">...</text:span> num3 = 3; </text:p>
      <text:p text:style-name="P5"><text:tab/><text:tab/><text:tab/>long num4 = 4; </text:p>
      <text:p text:style-name="P5"><text:tab/><text:tab/><text:tab/>float num5 = 5; </text:p>
      <text:p text:style-name="P5"><text:tab/><text:tab/><text:tab/>double num6 = 6; </text:p>
      <text:p text:style-name="P5"><text:tab/><text:tab/><text:tab/><text:span text:style-name="T5">...</text:span> value = <text:span text:style-name="T5">...</text:span>; </text:p>
      <text:p text:style-name="P5"><text:tab/><text:tab/><text:tab/>String a = "Number All"; </text:p>
      <text:p text:style-name="P5"/>
      <text:p text:style-name="P5"><text:tab/><text:tab/><text:tab/>System.out.println(num1); </text:p>
      <text:p text:style-name="P5"><text:tab/><text:tab/><text:tab/>System.out.println(num2); </text:p>
      <text:p text:style-name="P5"><text:tab/><text:tab/><text:tab/>System.out.println(num3); </text:p>
      <text:p text:style-name="P5"><text:tab/><text:tab/><text:tab/>System.out.println(num4); </text:p>
      <text:p text:style-name="P5"><text:tab/><text:tab/><text:tab/>System.out.println(num5); </text:p>
      <text:p text:style-name="P5"><text:tab/><text:tab/><text:tab/>System.out.println(num6); </text:p>
      <text:p text:style-name="P5"><text:tab/><text:tab/><text:tab/>System.out.println(a + " = " + (num1 + num2 + </text:p>
      <text:p text:style-name="P5"><text:tab/><text:tab/><text:tab/>num3 + num4 + num5 + num6)); </text:p>
      <text:p text:style-name="P5"><text:tab/><text:tab/><text:tab/>System.out.println(<text:span text:style-name="T5">...</text:span>); </text:p>
      <text:p text:style-name="P5"><text:tab/><text:tab/>} </text:p>
      <text:p text:style-name="P6"><text:span text:style-name="T4"><text:tab/>}<text:line-break/></text:span></text:p>
      <text:p text:style-name="P6"><text:tab/> <text:s text:c="4"/>- Lengkapilah titik – titik pada sintaks class Person.java hingga <text:line-break/><text:tab/> <text:s text:c="6"/>menampilkan output seperti dibawah ini : <text:line-break/><text:line-break/><text:tab/><text:tab/><text:span text:style-name="T4">1 </text:span></text:p>
      <text:p text:style-name="P4"><text:tab/><text:tab/>2 </text:p>
      <text:p text:style-name="P4"><text:tab/><text:tab/>3 </text:p>
      <text:p text:style-name="P4"><text:tab/><text:tab/>4 </text:p>
      <text:p text:style-name="P4"><text:tab/><text:tab/>5.0 </text:p>
      <text:p text:style-name="P4"><text:tab/><text:tab/>6.0 </text:p>
      <text:p text:style-name="P4"><text:tab/><text:tab/>Number All = 21.0 </text:p>
      <text:p text:style-name="P6"><text:span text:style-name="T4"><text:tab/><text:tab/>true<text:line-break/><text:line-break/><text:tab/></text:span><text:span text:style-name="T6">2. <text:s/>- Buatlah class Exception.java !<text:line-break/><text:tab/> <text:s text:c="4"/>- Tuliskan sintaks dibawah ini pada class Exception.java !<text:line-break/><text:line-break/></text:span><text:span text:style-name="T4">import java.util.*; </text:span></text:p>
      <text:p text:style-name="P5"/>
      <text:p text:style-name="P5">public class Exception{ </text:p>
      <text:p text:style-name="P5"><text:tab/>public static void main(String[] args){ </text:p>
      <text:p text:style-name="P5"><text:tab/><text:tab/>Scanner input = new Scanner(System.in); </text:p>
      <text:p text:style-name="P5"><text:tab/><text:tab/>int x = 1; </text:p>
      <text:p text:style-name="P5"/>
      <text:p text:style-name="P5"><text:tab/><text:tab/>do { </text:p>
      <text:p text:style-name="P5"><text:soft-page-break/><text:tab/><text:tab/><text:span text:style-name="T5">...</text:span> { </text:p>
      <text:p text:style-name="P5"><text:tab/><text:tab/><text:tab/>System.out.println("Input nomor pertama : "); </text:p>
      <text:p text:style-name="P5"><text:tab/><text:tab/><text:tab/>int n1 = input. <text:span text:style-name="T5">...</text:span>(); </text:p>
      <text:p text:style-name="P5"><text:tab/><text:tab/><text:tab/>System.out.println(" Input nomor kedua : "); </text:p>
      <text:p text:style-name="P5"><text:tab/><text:tab/><text:tab/>int n2 = input. <text:span text:style-name="T5">...</text:span>(); </text:p>
      <text:p text:style-name="P5"><text:tab/><text:tab/><text:tab/>int sum = n1/n2; </text:p>
      <text:p text:style-name="P5"><text:tab/><text:tab/><text:tab/>System.out.println(sum); </text:p>
      <text:p text:style-name="P5"><text:tab/><text:tab/><text:tab/>x = 2;<text:tab/> </text:p>
      <text:p text:style-name="P5"><text:tab/><text:tab/><text:tab/><text:tab/> </text:p>
      <text:p text:style-name="P5"><text:tab/><text:tab/>} <text:span text:style-name="T5">...</text:span> (<text:span text:style-name="T5">...</text:span> e) { </text:p>
      <text:p text:style-name="P5"><text:tab/><text:tab/><text:tab/>System.out.println("Anda tidak bisa melakukan itu!"); </text:p>
      <text:p text:style-name="P5"><text:tab/><text:tab/>} </text:p>
      <text:p text:style-name="P5"><text:tab/><text:tab/>} while (x == 1); </text:p>
      <text:p text:style-name="P5"><text:tab/>} </text:p>
      <text:p text:style-name="P3">}<text:line-break/></text:p>
      <text:p text:style-name="P6"><text:tab/> <text:s text:c="4"/>- Lengkapilah titik – titik pada sintaks class <text:span text:style-name="T6">Exception</text:span>.java hingga <text:line-break/><text:tab/> <text:s text:c="6"/>menampilkan output seperti dibawah ini : <text:line-break/><text:line-break/><text:tab/><text:tab/><text:span text:style-name="T3">Input nomor pertama :</text:span><text:span text:style-name="T4"> </text:span></text:p>
      <text:p text:style-name="P4"><text:tab/><text:tab/>50 </text:p>
      <text:p text:style-name="P4"><text:tab/><text:tab/>Input nomor kedua : </text:p>
      <text:p text:style-name="P4"><text:tab/><text:tab/>10 </text:p>
      <text:p text:style-name="P3"><text:tab/><text:tab/>5<text:span text:style-name="T1"><text:line-break/><text:line-break/><text:tab/> <text:s text:c="3"/>- Jika Input salah, keluar output seperti di bawah ini :<text:line-break/><text:line-break/><text:tab/><text:tab/></text:span>Input nomor pertama : </text:p>
      <text:p text:style-name="P4"><text:tab/><text:tab/>50 </text:p>
      <text:p text:style-name="P4"><text:tab/><text:tab/>Input nomor kedua : </text:p>
      <text:p text:style-name="P4"><text:tab/><text:tab/>0 </text:p>
      <text:p text:style-name="P4"><text:tab/><text:tab/><text:span text:style-name="T17">Anda tidak bisa melakukan itu!</text:span></text:p>
      <text:p text:style-name="P3"><text:span text:style-name="T1"><text:tab/><text:tab/></text:span>Input nomor pertama :<text:line-break/><text:line-break/><text:tab/><text:span text:style-name="T1">3. - Buatlah class </text:span><text:span text:style-name="T1">Operator</text:span><text:span text:style-name="T1">.java !<text:line-break/><text:tab/> <text:s text:c="3"/>- Tuliskan sintaks dibawah ini pada class </text:span><text:span text:style-name="T1">Operator</text:span><text:span text:style-name="T1">.java !<text:line-break/><text:line-break/><text:tab/><text:tab/></text:span>public class Operator{ </text:p>
      <text:p text:style-name="P5"><text:tab/><text:tab/><text:tab/>public static void main(String args[]){ </text:p>
      <text:p text:style-name="P5"><text:tab/><text:tab/><text:tab/><text:tab/><text:span text:style-name="T5">...</text:span> num1;</text:p>
      <text:p text:style-name="P5"/>
      <text:p text:style-name="P5"><text:tab/><text:tab/><text:tab/><text:tab/>num1 = (10 <text:span text:style-name="T5">...</text:span> 10); </text:p>
      <text:p text:style-name="P5"><text:tab/><text:tab/><text:tab/><text:tab/><text:tab/>System.out.println(<text:span text:style-name="T5">...</text:span>);</text:p>
      <text:p text:style-name="P5"><text:tab/><text:tab/><text:tab/><text:tab/>num1 = (10 <text:span text:style-name="T5">...</text:span> 10); </text:p>
      <text:p text:style-name="P5"><text:tab/><text:tab/><text:tab/><text:tab/><text:tab/>System.out.println(<text:span text:style-name="T5">...</text:span>);</text:p>
      <text:p text:style-name="P5"><text:tab/><text:tab/><text:tab/>} </text:p>
      <text:p text:style-name="P3"><text:tab/><text:tab/>}<text:line-break/></text:p>
      <text:p text:style-name="P6"><text:tab/> <text:s text:c="4"/>- Lengkapilah titik – titik pada sintaks class <text:span text:style-name="T16">Operator</text:span>.java hingga <text:line-break/><text:soft-page-break/><text:tab/> <text:s text:c="6"/>menampilkan output seperti dibawah ini : <text:line-break/><text:line-break/><text:tab/><text:tab/><text:span text:style-name="T4">true</text:span><text:span text:style-name="T6"><text:line-break/><text:tab/><text:tab/></text:span><text:span text:style-name="T4">false </text:span></text:p>
      <text:p text:style-name="P6"><text:tab/></text:p>
      <text:p text:style-name="P6"><text:tab/>4. <text:s/>- Buatlah class MenuMakanan.java<text:line-break/><text:tab/> <text:s text:c="4"/>- Tampilkan output MenuMakanan, seperti di bawah ini :<text:line-break/><text:line-break/><text:tab/><text:tab/>Menu<text:span text:style-name="T2"> yang tersedia </text:span><text:span text:style-name="T4">(1-3) </text:span></text:p>
      <text:p text:style-name="P4"><text:tab/><text:tab/><text:tab/>1.) Capcay</text:p>
      <text:p text:style-name="P4"><text:tab/><text:tab/><text:tab/>2.) Fried Chicken</text:p>
      <text:p text:style-name="P4"><text:tab/><text:tab/><text:tab/>3.) Burger Cheese</text:p>
      <text:p text:style-name="P3"><text:tab/><text:tab/>Masukan Pilihan Anda :<text:line-break/></text:p>
      <text:p text:style-name="P3"/>
      <text:p text:style-name="P6"><text:line-break/><text:tab/> <text:s text:c="4"/>- <text:s/>Jika di pilih opsi yang tersedia (1-3), program akan menampilkan opsi <text:line-break/><text:tab/> <text:s text:c="7"/>yang di pilih, tampilan outputnya seperti dibawah ini :<text:line-break/><text:line-break/><text:tab/><text:tab/><text:span text:style-name="T4">Masukan Pilihan Anda : 1 </text:span></text:p>
      <text:p text:style-name="P6"><text:span text:style-name="T4"><text:tab/><text:tab/>Anda memilih Capcay<text:line-break/><text:line-break/><text:tab/> </text:span><text:span text:style-name="T6"><text:s text:c="3"/>- <text:s/>Jika anda memilih opsi</text:span> yang tidak tersedia, program akan <text:line-break/><text:tab/> <text:s text:c="7"/>menampilkan exception seperti output di bawah ini :<text:line-break/><text:line-break/><text:tab/><text:tab/><text:span text:style-name="T4">Masukan Pilihan Anda : 5</text:span></text:p>
      <text:p text:style-name="P3"><text:tab/><text:tab/>pilihan anda tidak ada ! <text:line-break/><text:line-break/><text:tab/><text:span text:style-name="T1">5. Tuliskan pesan dan kesan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25T09:29:58</meta:creation-date>
    <dc:date>2011-10-25T11:17:04</dc:date>
    <dc:creator>izwan </dc:creator>
    <meta:editing-duration>PT01H11M57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3" meta:paragraph-count="77" meta:word-count="402" meta:character-count="2781"/>
  </office:meta>
</office:document-meta>
</file>